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3bce" officeooo:paragraph-rsid="001f3bce"/>
    </style:style>
    <style:style style:name="P2" style:family="paragraph" style:parent-style-name="Standard">
      <style:paragraph-properties fo:text-align="end" style:justify-single-word="false"/>
      <style:text-properties officeooo:rsid="001fa5d7" officeooo:paragraph-rsid="001fa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1">HW2 Maktab112</text:p>
      <text:p text:style-name="P1"/>
      <text:p text:style-name="P1">رسول زیرک</text:p>
      <text:p text:style-name="P1"/>
      <text:p text:style-name="P1">سوال ۱</text:p>
      <text:p text:style-name="P1">من در این سوال سعی زیادی کردم که کد بعد از فشردن کلید ctrl+F2 به خوبی کار کند اما در فضای PyCharm این امکان وجود نداشت. البته که برنامه در محیط شل به خوبی ران شده و کار میکند.</text:p>
      <text:p text:style-name="P1"/>
      <text:p text:style-name="P1">سوال ۲</text:p>
      <text:p text:style-name="P1">eeeeaaasssyyyyy</text:p>
      <text:p text:style-name="P1"/>
      <text:p text:style-name="P1">سوال ۳</text:p>
      <text:p text:style-name="P1">برای حل این سوال نیاز به کمی مطالعه و جستجو بود که این رویه را مفید دیدم و سوال را با کمی جستجو حل کرده و الان دانشم بیشتر شده است.</text:p>
      <text:p text:style-name="P1"/>
      <text:p text:style-name="P1">سوال ۴</text:p>
      <text:p text:style-name="P2">در این سوال سعی کردم حالت های عملیات های مختلف ریاضی را تا حد امکان پوشش دهم علاوه بر جمع و تفریق و ضرب و تقسیم عملیات هایی مانند توان رسانی مجذور گرفتن لگاریتم گیری و فاکتوریل را هم در عملیات ها منظور کردم. با حلقه های while می شد از ارور جلوگیری کرد اما سعی کردم این کار را با استفاده از اکسپشن هندل کنم.</text:p>
      <text:p text:style-name="P2"/>
      <text:p text:style-name="P2"/>
      <text:p text:style-name="P2">در کل ممنون از تیم مکتب شریف این دوره قراره به من یکی خیلی خوش بگذره ممنون از تک تک شما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3:09:43.886100016</meta:creation-date>
    <dc:date>2024-03-06T23:24:50.801593915</dc:date>
    <meta:editing-duration>PT3M56S</meta:editing-duration>
    <meta:editing-cycles>1</meta:editing-cycles>
    <meta:document-statistic meta:table-count="0" meta:image-count="0" meta:object-count="0" meta:page-count="1" meta:paragraph-count="12" meta:word-count="173" meta:character-count="771" meta:non-whitespace-character-count="610"/>
    <meta:generator>LibreOffice/7.3.7.2$Linux_X86_64 LibreOffice_project/30$Build-2</meta:generator>
  </office:meta>
</office:document-meta>
</file>